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language="en" fo:country="US" officeooo:rsid="001ab508" officeooo:paragraph-rsid="001ab508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Verdana" fo:language="en" fo:country="US" officeooo:rsid="001ab508" officeooo:paragraph-rsid="001ab508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style:font-name="Verdana" fo:language="en" fo:country="US" officeooo:rsid="001ab508" officeooo:paragraph-rsid="001ab508"/>
    </style:style>
    <style:style style:name="P4" style:family="paragraph" style:parent-style-name="Standard" style:list-style-name="L1">
      <style:paragraph-properties fo:margin-top="0cm" fo:margin-bottom="0cm" style:contextual-spacing="false" fo:line-height="115%"/>
      <style:text-properties style:font-name="Verdana" fo:language="en" fo:country="US" officeooo:rsid="001ab508" officeooo:paragraph-rsid="001ab508"/>
    </style:style>
    <style:style style:name="P5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ab508" officeooo:paragraph-rsid="001b397f"/>
    </style:style>
    <style:style style:name="P6" style:family="paragraph" style:parent-style-name="Standard" style:list-style-name="L2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ab508" officeooo:paragraph-rsid="00338028"/>
    </style:style>
    <style:style style:name="P7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ab508" officeooo:paragraph-rsid="00338028"/>
    </style:style>
    <style:style style:name="P8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Verdana" fo:language="en" fo:country="US" officeooo:rsid="001b397f" officeooo:paragraph-rsid="001b397f"/>
    </style:style>
    <style:style style:name="P9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Verdana" fo:language="en" fo:country="US" officeooo:rsid="001b397f" officeooo:paragraph-rsid="00338028"/>
    </style:style>
    <style:style style:name="P10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b397f" officeooo:paragraph-rsid="001b397f"/>
    </style:style>
    <style:style style:name="P11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b397f" officeooo:paragraph-rsid="00204484"/>
    </style:style>
    <style:style style:name="P12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b397f" officeooo:paragraph-rsid="00338028"/>
    </style:style>
    <style:style style:name="P13" style:family="paragraph" style:parent-style-name="Standard" style:list-style-name="L3" style:master-page-name="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c7807" officeooo:paragraph-rsid="0024c372"/>
    </style:style>
    <style:style style:name="P14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4c372"/>
    </style:style>
    <style:style style:name="P15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99672"/>
    </style:style>
    <style:style style:name="P16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ae5b8"/>
    </style:style>
    <style:style style:name="P17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1c7807"/>
    </style:style>
    <style:style style:name="P18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1c7807"/>
    </style:style>
    <style:style style:name="P19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7e0e9" officeooo:paragraph-rsid="0027e0e9"/>
    </style:style>
    <style:style style:name="P20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ed65a" officeooo:paragraph-rsid="002ed65a"/>
    </style:style>
    <style:style style:name="P21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ed6c3" officeooo:paragraph-rsid="002ae5b8"/>
    </style:style>
    <style:style style:name="P22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c2fc3" officeooo:paragraph-rsid="002c2fc3"/>
    </style:style>
    <style:style style:name="P23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facab" officeooo:paragraph-rsid="00338028"/>
    </style:style>
    <style:style style:name="P24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officeooo:paragraph-rsid="00338028"/>
    </style:style>
    <style:style style:name="T1" style:family="text">
      <style:text-properties style:font-name="Verdana" fo:language="en" fo:country="US" officeooo:rsid="001ab508"/>
    </style:style>
    <style:style style:name="T2" style:family="text">
      <style:text-properties style:font-name="Verdana" fo:language="en" fo:country="US" officeooo:rsid="001b397f"/>
    </style:style>
    <style:style style:name="T3" style:family="text">
      <style:text-properties style:font-name="Verdana" fo:language="en" fo:country="US" officeooo:rsid="00338028"/>
    </style:style>
    <style:style style:name="T4" style:family="text">
      <style:text-properties officeooo:rsid="001e1599"/>
    </style:style>
    <style:style style:name="T5" style:family="text">
      <style:text-properties officeooo:rsid="00204484"/>
    </style:style>
    <style:style style:name="T6" style:family="text">
      <style:text-properties officeooo:rsid="002166fd"/>
    </style:style>
    <style:style style:name="T7" style:family="text">
      <style:text-properties officeooo:rsid="00235252"/>
    </style:style>
    <style:style style:name="T8" style:family="text">
      <style:text-properties officeooo:rsid="0024c372"/>
    </style:style>
    <style:style style:name="T9" style:family="text">
      <style:text-properties officeooo:rsid="00299672"/>
    </style:style>
    <style:style style:name="T10" style:family="text">
      <style:text-properties officeooo:rsid="002ae5b8"/>
    </style:style>
    <style:style style:name="T11" style:family="text">
      <style:text-properties officeooo:rsid="002dcf7b"/>
    </style:style>
    <style:style style:name="T12" style:family="text">
      <style:text-properties officeooo:rsid="002f2240"/>
    </style:style>
    <style:style style:name="T13" style:family="text">
      <style:text-properties officeooo:rsid="00338028"/>
    </style:style>
    <style:style style:name="T14" style:family="text">
      <style:text-properties officeooo:rsid="00339697"/>
    </style:style>
    <style:style style:name="T15" style:family="text">
      <style:text-properties officeooo:rsid="003496c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ssion Control <text:span text:style-name="T15">Simulator</text:span></text:p>
      <text:p text:style-name="P3"/>
      <text:list xml:id="list2342033354" text:style-name="L1">
        <text:list-item>
          <text:p text:style-name="P4">Login/Register</text:p>
        </text:list-item>
        <text:list-item>
          <text:p text:style-name="P4">Select <text:span text:style-name="T13">device</text:span> page</text:p>
        </text:list-item>
      </text:list>
      <text:list text:style-name="L2">
        <text:list-item>
          <text:p text:style-name="P6">list with <text:span text:style-name="T13">device</text:span><text:span text:style-name="T14">s</text:span></text:p>
        </text:list-item>
        <text:list-item>
          <text:p text:style-name="P7">create <text:span text:style-name="T13">device</text:span> button</text:p>
        </text:list-item>
        <text:list-item>
          <text:p text:style-name="P5">form to choose type, name, etc.</text:p>
        </text:list-item>
        <text:list-item>
          <text:p text:style-name="P7">delete <text:span text:style-name="T13">device</text:span> button</text:p>
        </text:list-item>
        <text:list-item>
          <text:p text:style-name="P24"><text:span text:style-name="T2">connect to</text:span><text:span text:style-name="T1"> </text:span><text:span text:style-name="T3">device</text:span><text:span text:style-name="T1"> button</text:span></text:p>
        </text:list-item>
      </text:list>
      <text:list xml:id="list120349431003619" text:continue-list="list2342033354" text:style-name="L1">
        <text:list-item>
          <text:p text:style-name="P9">Connection with <text:span text:style-name="T13">device</text:span> page</text:p>
        </text:list-item>
      </text:list>
      <text:list text:style-name="L3">
        <text:list-item>
          <text:p text:style-name="P12"><text:span text:style-name="T13">device</text:span> name title</text:p>
        </text:list-item>
        <text:list-item>
          <text:p text:style-name="P11">controls <text:span text:style-name="T5">+ info panels for each</text:span> – <text:span text:style-name="T5">minimize/maximize</text:span> windows</text:p>
          <text:list>
            <text:list-item>
              <text:p text:style-name="P13">solar panels open/close – <text:span text:style-name="T9">battery warning on close</text:span> <text:span text:style-name="T9">(IMalfunction)</text:span></text:p>
            </text:list-item>
            <text:list-item>
              <text:p text:style-name="P15">antenna open/close - connection warning <text:span text:style-name="T9">on close <text:s/>(IMalfunction)</text:span></text:p>
            </text:list-item>
            <text:list-item>
              <text:p text:style-name="P16">battery: charging, discharging, current charge, malfunction, <text:span text:style-name="T4">set warnings on reached charge </text:span><text:span text:style-name="T6">level </text:span><text:span text:style-name="T7">(I</text:span><text:span text:style-name="T12">W</text:span><text:span text:style-name="T7">arning, </text:span><text:span text:style-name="T9">IMalfunction</text:span><text:span text:style-name="T7">)</text:span></text:p>
            </text:list-item>
            <text:list-item>
              <text:p text:style-name="P16">antenna: up, down, <text:span text:style-name="T10">(</text:span><text:span text:style-name="T9">IMalfunction</text:span><text:span text:style-name="T10">)</text:span></text:p>
            </text:list-item>
            <text:list-item>
              <text:p text:style-name="P17">position on surface</text:p>
            </text:list-item>
            <text:list-item>
              <text:p text:style-name="P17">distance from Earth</text:p>
            </text:list-item>
            <text:list-item>
              <text:p text:style-name="P14">temperature: current temperature, set warnings <text:span text:style-name="T4">on reached temperature </text:span><text:span text:style-name="T8">(</text:span><text:span text:style-name="T7">I</text:span><text:span text:style-name="T12">W</text:span><text:span text:style-name="T7">arning</text:span><text:span text:style-name="T8">)</text:span></text:p>
            </text:list-item>
            <text:list-item>
              <text:p text:style-name="P19">humidity: current humidity (<text:span text:style-name="T7">I</text:span><text:span text:style-name="T12">W</text:span><text:span text:style-name="T7">arning</text:span>)</text:p>
            </text:list-item>
            <text:list-item>
              <text:p text:style-name="P20">radiation: current levels (IWarning)</text:p>
            </text:list-item>
            <text:list-item>
              <text:p text:style-name="P21">camera: take picture, <text:span text:style-name="T10">(</text:span><text:span text:style-name="T9">I</text:span><text:span text:style-name="T12">M</text:span><text:span text:style-name="T9">alfunction</text:span><text:span text:style-name="T10">)</text:span></text:p>
            </text:list-item>
            <text:list-item>
              <text:p text:style-name="P22">Remote Control: move left, right, forward, backward, obstacle warning (I<text:span text:style-name="T11">W</text:span>arning, <text:span text:style-name="T9">I</text:span><text:span text:style-name="T11">M</text:span><text:span text:style-name="T9">alfunction</text:span>)</text:p>
            </text:list-item>
          </text:list>
        </text:list-item>
        <text:list-item>
          <text:p text:style-name="P10">disconnect button</text:p>
        </text:list-item>
        <text:list-item>
          <text:p text:style-name="P18">log/warnings panel</text:p>
        </text:list-item>
        <text:list-item>
          <text:p text:style-name="P23">return to select <text:span text:style-name="T13">device</text:span> page <text:span text:style-name="T13">(Device Manager)</text:span></text:p>
        </text:list-item>
      </text:list>
      <text:list text:continue-list="list120349431003619" text:style-name="L1">
        <text:list-item>
          <text:p text:style-name="P8"/>
        </text:list-item>
      </text:list>
      <text:p text:style-name="P2"/>
      <text:p text:style-name="P2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5304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5304d" draw:fill-gradient-name="Midnight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15304d" draw:fill-gradient-name="Midnight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22:28:24.248000000</meta:creation-date>
    <dc:date>2024-03-16T12:03:49.129000000</dc:date>
    <meta:editing-duration>PT1H26M34S</meta:editing-duration>
    <meta:editing-cycles>2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7" meta:word-count="149" meta:character-count="987" meta:non-whitespace-character-count="884"/>
  </office:meta>
</office:document-meta>
</file>